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746c"/>
    </style:style>
    <style:style style:name="P2" style:family="paragraph" style:parent-style-name="Standard">
      <style:text-properties officeooo:paragraph-rsid="0001746c" fo:background-color="#ffff00"/>
    </style:style>
    <style:style style:name="P3" style:family="paragraph" style:parent-style-name="Standard">
      <style:text-properties officeooo:paragraph-rsid="000306f4" fo:background-color="#ffff00"/>
    </style:style>
    <style:style style:name="T1" style:family="text">
      <style:text-properties officeooo:rsid="0001746c"/>
    </style:style>
    <style:style style:name="T2" style:family="text">
      <style:text-properties officeooo:rsid="000306f4"/>
    </style:style>
    <style:style style:name="T3" style:family="text">
      <style:text-properties officeooo:rsid="00047fae"/>
    </style:style>
    <style:style style:name="T4" style:family="text">
      <style:text-properties officeooo:rsid="00053a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 are trying to write 10 queries based off of data that includes high school graduation count, information pertaining to the divisions, to the schools, and to the students themselves. There is also optional data which is the accreditation information for schools to see whether they are being accredited or not. </text:span></text:p>
      <text:p text:style-name="P1"><text:span text:style-name="T1"/></text:p>
      <text:p text:style-name="P1"><text:span text:style-name="T1">The first query that we can write based off of this information is to see which schools have the most students and the highest SOL proficiency rate. </text:span></text:p>
      <text:p text:style-name="P1"><text:span text:style-name="T1"/></text:p>
      <text:p text:style-name="P2"><text:span text:style-name="T1">Another query is to see which schools have the highest number of LEP students and see what their SOL prof rate is</text:span></text:p>
      <text:p text:style-name="P2"><text:span text:style-name="T1"/></text:p>
      <text:p text:style-name="P3"><text:span text:style-name="T3">--</text:span><text:span text:style-name="T2">I ended up trying to see which schools had the highest number of graduating students that had the most LEP students</text:span></text:p>
      <text:p text:style-name="P1"><text:span text:style-name="T1"/></text:p>
      <text:p text:style-name="P1"><text:span text:style-name="T1">Another query can be used to check throughout a course of years and see how each school has improved their SOL pass rate </text:span></text:p>
      <text:p text:style-name="P1"><text:span text:style-name="T1">-Maybe the top five most improved schools?</text:span></text:p>
      <text:p text:style-name="P1"><text:span text:style-name="T1"/></text:p>
      <text:p text:style-name="P1"><text:span text:style-name="T1">Another one can reverse the last query and check to see which schools have had the most </text:span><text:span text:style-name="T4">declining</text:span><text:span text:style-name="T1"> SOL pass rates.</text:span></text:p>
      <text:p text:style-name="P1"><text:span text:style-name="T1"/></text:p>
      <text:p text:style-name="P1"><text:span text:style-name="T1">Maybe we can take the previous two and do it for graduation </text:span><text:span text:style-name="T4">numbers</text:span><text:span text:style-name="T1"> as well. This can also mix in with their accreditation as well.</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ikh </meta:initial-creator>
    <meta:creation-date>2014-02-24T10:40:50</meta:creation-date>
    <dc:date>2014-02-24T13:10:25</dc:date>
    <dc:creator>Shaikh </dc:creator>
    <meta:editing-duration>PT1H59M15S</meta:editing-duration>
    <meta:editing-cycles>2</meta:editing-cycles>
    <meta:generator>LibreOffice/4.0.4.2$Linux_X86_64 LibreOffice_project/400m0$Build-2</meta:generator>
    <meta:document-statistic meta:table-count="0" meta:image-count="0" meta:object-count="0" meta:page-count="1" meta:paragraph-count="8" meta:word-count="198" meta:character-count="1099" meta:non-whitespace-character-count="907"/>
  </office:meta>
</office:document-meta>
</file>